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4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RUNN length</text:p>
          </table:table-cell>
          <table:table-cell office:value-type="string" calcext:value-type="string">
            <text:p>TIME TO FIND SOLUTION IN SECONDS (5 TRIALS PER LENGTH)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table:formula="of:=19.612218-19.612204" office:value-type="float" office:value="0.0000140000000001805" calcext:value-type="float">
            <text:p>0.000014</text:p>
          </table:table-cell>
          <table:table-cell table:style-name="ce2" table:formula="of:=19.016596-19.016562" office:value-type="float" office:value="0.0000339999999994234" calcext:value-type="float">
            <text:p>0.000034</text:p>
          </table:table-cell>
          <table:table-cell table:style-name="ce2" table:formula="of:=18.317343-18.317321" office:value-type="float" office:value="0.0000220000000012988" calcext:value-type="float">
            <text:p>0.000022</text:p>
          </table:table-cell>
          <table:table-cell table:style-name="ce2" table:formula="of:=6.340299-6.340279" office:value-type="float" office:value="0.000020000000000131" calcext:value-type="float">
            <text:p>0.000020</text:p>
          </table:table-cell>
          <table:table-cell table:style-name="ce2" table:formula="of:=40.84389-40.843864" office:value-type="float" office:value="0.0000259999999983052" calcext:value-type="float">
            <text:p>0.000026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style-name="ce2" table:formula="of:=57.321314-57.321265" office:value-type="float" office:value="0.0000490000000041846" calcext:value-type="float">
            <text:p>0.000049</text:p>
          </table:table-cell>
          <table:table-cell table:style-name="ce2" table:formula="of:=55.880757-55.880733" office:value-type="float" office:value="0.0000240000000033547" calcext:value-type="float">
            <text:p>0.000024</text:p>
          </table:table-cell>
          <table:table-cell table:style-name="ce2" table:formula="of:=55.21918-55.219141" office:value-type="float" office:value="0.0000390000000010104" calcext:value-type="float">
            <text:p>0.000039</text:p>
          </table:table-cell>
          <table:table-cell table:style-name="ce2" table:formula="of:=54.574241-54.574217" office:value-type="float" office:value="0.0000240000000033547" calcext:value-type="float">
            <text:p>0.000024</text:p>
          </table:table-cell>
          <table:table-cell table:style-name="ce2" table:formula="of:=53.694219-53.694181" office:value-type="float" office:value="0.0000379999999964298" calcext:value-type="float">
            <text:p>0.000038</text:p>
          </table:table-cell>
        </table:table-row>
        <table:table-row table:style-name="ro1">
          <table:table-cell office:value-type="float" office:value="10000" calcext:value-type="float">
            <text:p>10,000</text:p>
          </table:table-cell>
          <table:table-cell table:formula="of:=4.253401-4.25321" office:value-type="float" office:value="0.000191000000000052" calcext:value-type="float">
            <text:p>0.000191</text:p>
          </table:table-cell>
          <table:table-cell table:formula="of:=3.666484-3.666204" office:value-type="float" office:value="0.000280000000000058" calcext:value-type="float">
            <text:p>0.00028</text:p>
          </table:table-cell>
          <table:table-cell table:formula="of:=3.041889-3.041701" office:value-type="float" office:value="0.000187999999999633" calcext:value-type="float">
            <text:p>0.000188</text:p>
          </table:table-cell>
          <table:table-cell table:formula="of:=2.365459-2.365182" office:value-type="float" office:value="0.000277000000000083" calcext:value-type="float">
            <text:p>0.000277</text:p>
          </table:table-cell>
          <table:table-cell table:formula="of:=1.671325-1.671138" office:value-type="float" office:value="0.000186999999999937" calcext:value-type="float">
            <text:p>0.000187</text:p>
          </table:table-cell>
        </table:table-row>
        <table:table-row table:style-name="ro1">
          <table:table-cell office:value-type="float" office:value="100000" calcext:value-type="float">
            <text:p>100,000</text:p>
          </table:table-cell>
          <table:table-cell table:formula="of:=17.889734-17.886628" office:value-type="float" office:value="0.00310599999999894" calcext:value-type="float">
            <text:p>0.003105999999999</text:p>
          </table:table-cell>
          <table:table-cell table:formula="of:=17.163367-17.161344" office:value-type="float" office:value="0.00202300000000122" calcext:value-type="float">
            <text:p>0.002023000000001</text:p>
          </table:table-cell>
          <table:table-cell table:formula="of:=16.347674-16.345715" office:value-type="float" office:value="0.00195900000000293" calcext:value-type="float">
            <text:p>0.001959000000003</text:p>
          </table:table-cell>
          <table:table-cell table:formula="of:=15.33824-15.335346" office:value-type="float" office:value="0.00289400000000128" calcext:value-type="float">
            <text:p>0.002894000000001</text:p>
          </table:table-cell>
          <table:table-cell table:formula="of:=14.130168-14.126044" office:value-type="float" office:value="0.00412399999999913" calcext:value-type="float">
            <text:p>0.004123999999999</text:p>
          </table:table-cell>
        </table:table-row>
        <table:table-row table:style-name="ro1">
          <table:table-cell office:value-type="float" office:value="1000000" calcext:value-type="float">
            <text:p>1,000,000</text:p>
          </table:table-cell>
          <table:table-cell table:formula="of:=46.89501-46.815625" office:value-type="float" office:value="0.079385000000002" calcext:value-type="float">
            <text:p>0.079385000000002</text:p>
          </table:table-cell>
          <table:table-cell table:formula="of:=40.919826-40.83893" office:value-type="float" office:value="0.0808960000000027" calcext:value-type="float">
            <text:p>0.080896000000003</text:p>
          </table:table-cell>
          <table:table-cell table:formula="of:=36.828679-36.750114" office:value-type="float" office:value="0.0785649999999976" calcext:value-type="float">
            <text:p>0.078564999999998</text:p>
          </table:table-cell>
          <table:table-cell table:formula="of:=34.481131-34.400691" office:value-type="float" office:value="0.0804399999999959" calcext:value-type="float">
            <text:p>0.080439999999996</text:p>
          </table:table-cell>
          <table:table-cell table:formula="of:=31.457996-31.375574" office:value-type="float" office:value="0.0824220000000011" calcext:value-type="float">
            <text:p>0.082422000000001</text:p>
          </table:table-cell>
        </table:table-row>
        <table:table-row table:style-name="ro1">
          <table:table-cell office:value-type="float" office:value="10000000" calcext:value-type="float">
            <text:p>10,000,000</text:p>
          </table:table-cell>
          <table:table-cell table:formula="of:=32.612566-31.746713" office:value-type="float" office:value="0.865853000000001" calcext:value-type="float">
            <text:p>0.865853000000001</text:p>
          </table:table-cell>
          <table:table-cell table:formula="of:=28.64482-27.772108" office:value-type="float" office:value="0.872712" calcext:value-type="float">
            <text:p>0.872712</text:p>
          </table:table-cell>
          <table:table-cell table:formula="of:=24.04631-23.18478" office:value-type="float" office:value="0.861529999999998" calcext:value-type="float">
            <text:p>0.861529999999998</text:p>
          </table:table-cell>
          <table:table-cell table:formula="of:=20.10714-19.249249" office:value-type="float" office:value="0.857891000000002" calcext:value-type="float">
            <text:p>0.857891000000002</text:p>
          </table:table-cell>
          <table:table-cell table:formula="of:=16.123832-15.260612" office:value-type="float" office:value="0.86322" calcext:value-type="float">
            <text:p>0.86322</text:p>
          </table:table-cell>
        </table:table-row>
        <table:table-row table:style-name="ro1">
          <table:table-cell office:value-type="float" office:value="100000000" calcext:value-type="float">
            <text:p>100,000,000</text:p>
          </table:table-cell>
          <table:table-cell table:formula="of:=52.330682-43.456136" office:value-type="float" office:value="8.874546" calcext:value-type="float">
            <text:p>8.874546</text:p>
          </table:table-cell>
          <table:table-cell table:formula="of:=58.118219-49.154738" office:value-type="float" office:value="8.963481" calcext:value-type="float">
            <text:p>8.963481</text:p>
          </table:table-cell>
          <table:table-cell table:formula="of:=23.06018-14.126305" office:value-type="float" office:value="8.933875" calcext:value-type="float">
            <text:p>8.933875</text:p>
          </table:table-cell>
          <table:table-cell table:formula="of:=48.360479-39.40253" office:value-type="float" office:value="8.957949" calcext:value-type="float">
            <text:p>8.957949</text:p>
          </table:table-cell>
          <table:table-cell table:formula="of:=9.119226-0.136494" office:value-type="float" office:value="8.982732" calcext:value-type="float">
            <text:p>8.98273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ll runs had at least 99/100 elements but with repetitions permitted from a random number generator, the true density was lower and all sets included zero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ould have used an RNG but also made true sets, with no repetitions.</text:p>
          </table:table-cell>
          <table:table-cell table:number-columns-repeated="5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22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23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24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25">
      <number:scientific-number number:decimal-places="19" number:min-decimal-places="19" number:min-integer-digits="1" number:min-exponent-digits="2" number:exponent-interval="1" number:forced-exponent-sign="true"/>
    </number:number-style>
    <number:number-style style:name="N126">
      <number:scientific-number number:decimal-places="20" number:min-decimal-places="20" number:min-integer-digits="1" number:min-exponent-digits="2" number:exponent-interval="1" number:forced-exponent-sign="true"/>
    </number:number-style>
    <number:number-style style:name="N127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2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40">
      <number:number number:decimal-places="8" number:min-decimal-places="8" number:min-integer-digits="1"/>
    </number:number-style>
    <number:number-style style:name="N141">
      <number:number number:decimal-places="7" number:min-decimal-places="7" number:min-integer-digits="1"/>
    </number:number-style>
    <number:number-style style:name="N142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6:13:39.797891613</meta:creation-date>
    <dc:date>2024-04-12T16:35:49.708642006</dc:date>
    <meta:editing-duration>PT10M39S</meta:editing-duration>
    <meta:editing-cycles>2</meta:editing-cycles>
    <meta:generator>LibreOffice/7.0.4.2$Linux_X86_64 LibreOffice_project/00$Build-2</meta:generator>
    <meta:document-statistic meta:table-count="1" meta:cell-count="46" meta:object-count="0"/>
  </office:meta>
</office:document-meta>
</file>